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4" style:family="paragraph"/>
    <style:style style:name="P20" style:parent-style-name="Standard" style:list-style-name="LFO4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</office:automatic-styles>
  <office:body>
    <office:text text:use-soft-page-breaks="true">
      <text:p text:style-name="P1">Spielidee</text:p>
      <text:p text:style-name="Standard">Das Spiel ist ein Geografie-Spiel, bei dem der Spieler mit einem Flugzeug von einem Startland zu einem<text:s/>Zielort<text:s/>fliegt.</text:p>
      <text:p text:style-name="Standard">Auf der Weltkarte wird eine Route angezeigt. Der Spieler überfliegt dabei mehrere Länder.</text:p>
      <text:p text:style-name="Standard">Für jedes Land, das überflogen wird, muss eine Frage zu dem<text:s/>Land beantwortet werden. Wenn die Antwort richtig ist, geht<text:s/>es<text:s/>weiter. Wenn sie falsch ist, verliert der Spieler ein Leben oder das Flugzeug stürzt ab.</text:p>
      <text:p text:style-name="Standard">Das Ziel ist es, sicher am Zielland anzukommen.</text:p>
      <text:p text:style-name="Standard"/>
      <text:p text:style-name="Standard">Zielgruppe</text:p>
      <text:p text:style-name="Standard">Schüler 12-18 Jahre</text:p>
      <text:p text:style-name="Standard">Es ist geeignet für den Unterricht und für Lernprojekte</text:p>
      <text:p text:style-name="Standard">Es verbindet Lernen mit Spiel und Spannung.</text:p>
      <text:p text:style-name="Standard"/>
      <text:p text:style-name="Standard">Mechanik</text:p>
      <text:list text:style-name="LFO1" text:continue-numbering="true">
        <text:list-item>
          <text:p text:style-name="P2">Der Spieler bekommt einen Start- und einen Zielpunkt.</text:p>
        </text:list-item>
        <text:list-item>
          <text:p text:style-name="P3">Die Route zwischen diesen Punkten wird auf der<text:s/>Karte angezeigt.</text:p>
        </text:list-item>
        <text:list-item>
          <text:p text:style-name="P4">Das Flugzeug startet und<text:s/>fliegt entlang<text:s/>der Route.</text:p>
        </text:list-item>
        <text:list-item>
          <text:p text:style-name="P5">Jedes Mal, wenn ein neues Land überflogen wird, erscheint eine Frage zu diesem Land.</text:p>
        </text:list-item>
        <text:list-item>
          <text:p text:style-name="P6">Bei einer richtigen Antwort<text:s/>wird der Flug fortgesetzt.</text:p>
        </text:list-item>
        <text:list-item>
          <text:p text:style-name="P7">Bei falscher Antwort verliert der Spieler ein Leben oder es kommt zu einem Absturz.</text:p>
        </text:list-item>
        <text:list-item>
          <text:p text:style-name="P8">Wenn<text:s/>alles richtig beantwortet wurde, landet das Flugzeug sicher im Zielland.</text:p>
        </text:list-item>
      </text:list>
      <text:p text:style-name="Standard">Das Spiel endet, wenn der Spieler das Ziel erreicht oder keine Leben mehr hat.</text:p>
      <text:p text:style-name="Standard"/>
      <text:p text:style-name="Standard">Feature-Planung</text:p>
      <text:p text:style-name="Standard">Grundfunktionen:</text:p>
      <text:list text:style-name="LFO2" text:continue-numbering="true">
        <text:list-item>
          <text:p text:style-name="P9">2D-Weltkarte</text:p>
        </text:list-item>
        <text:list-item>
          <text:p text:style-name="P10">Flugzeug-Animation</text:p>
        </text:list-item>
        <text:list-item>
          <text:p text:style-name="P11">Fragen zu Ländern</text:p>
        </text:list-item>
        <text:list-item>
          <text:p text:style-name="P12">Mehrere Leben</text:p>
        </text:list-item>
        <text:list-item>
          <text:p text:style-name="P13">Punktesystem</text:p>
        </text:list-item>
      </text:list>
      <text:p text:style-name="Standard">Erweiterungen:</text:p>
      <text:list text:style-name="LFO3" text:continue-numbering="true">
        <text:list-item>
          <text:p text:style-name="P14">Schwierigkeitsstufen</text:p>
        </text:list-item>
        <text:list-item>
          <text:p text:style-name="P15">Unterschiedliche Fragetypen (Hauptstadt, Kontinent, Flagge, Nachbarländer)</text:p>
        </text:list-item>
        <text:list-item>
          <text:p text:style-name="P16">Treibstoff-System</text:p>
        </text:list-item>
        <text:list-item>
          <text:p text:style-name="P17">Highscore</text:p>
        </text:list-item>
        <text:list-item>
          <text:p text:style-name="P18">Statistik am Ende</text:p>
        </text:list-item>
      </text:list>
      <text:p text:style-name="Standard">Weitere mögliche Features:</text:p>
      <text:list text:style-name="LFO4" text:continue-numbering="true">
        <text:list-item>
          <text:p text:style-name="P19">Eigene Routenplanung</text:p>
        </text:list-item>
        <text:list-item>
          <text:p text:style-name="P20">Zeitmodus</text:p>
        </text:list-item>
        <text:list-item>
          <text:p text:style-name="P21">Survival-Modus</text:p>
        </text:list-item>
        <text:list-item>
          <text:p text:style-name="P22">Level-System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linger Erik</meta:initial-creator>
    <dc:creator>Haslinger Erik</dc:creator>
    <meta:creation-date>2026-03-03T18:31:00Z</meta:creation-date>
    <dc:date>2026-03-03T18:31:00Z</dc:date>
    <meta:template xlink:href="Normal.dotm" xlink:type="simple"/>
    <meta:editing-cycles>2</meta:editing-cycles>
    <meta:editing-duration>PT0S</meta:editing-duration>
    <meta:document-statistic meta:page-count="2" meta:paragraph-count="3" meta:word-count="209" meta:character-count="1523" meta:row-count="10" meta:non-whitespace-character-count="1317"/>
  </office:meta>
</office:document-meta>
</file>